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 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automatic-styles>
    <style:style style:name="P1" style:family="paragraph" style:parent-style-name="Footnote">
      <style:text-properties officeooo:rsid="000ed21e" officeooo:paragraph-rsid="000ed21e"/>
    </style:style>
    <style:style style:name="P2" style:family="paragraph" style:parent-style-name="Footnote">
      <style:text-properties officeooo:paragraph-rsid="000ed21e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Courier  " fo:font-size="14pt" fo:font-weight="bold" officeooo:rsid="000ed21e" officeooo:paragraph-rsid="000ed21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Courier  " officeooo:rsid="000ed21e" officeooo:paragraph-rsid="000ed21e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Courier  " fo:font-size="13pt" fo:font-weight="bold" officeooo:rsid="000ed21e" officeooo:paragraph-rsid="000ed21e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Courier  " fo:font-size="13pt" fo:font-weight="bold" officeooo:rsid="000ed21e" officeooo:paragraph-rsid="000ed21e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Courier  " fo:font-weight="normal" officeooo:rsid="000ed21e" officeooo:paragraph-rsid="000ed21e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loext:opacity="100%" style:font-name="Courier  " fo:font-weight="normal" officeooo:rsid="000ed21e" officeooo:paragraph-rsid="000ed21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Courier  " fo:font-size="12pt" fo:font-weight="normal" officeooo:rsid="000ed21e" officeooo:paragraph-rsid="000ed21e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 loext:opacity="100%" style:font-name="Courier  " fo:font-size="12pt" fo:font-weight="normal" officeooo:rsid="000ed21e" officeooo:paragraph-rsid="000ed21e" style:font-size-asian="10.5pt" style:font-weight-asian="normal" style:font-size-complex="12pt" style:font-weight-complex="normal"/>
    </style:style>
    <style:style style:name="T1" style:family="text">
      <style:text-properties officeooo:rsid="000ed21e"/>
    </style:style>
    <style:style style:name="T2" style:family="text">
      <style:text-properties style:font-name="Courier  "/>
    </style:style>
    <style:style style:name="T3" style:family="text">
      <style:text-properties style:font-name="Courier  " officeooo:rsid="000ed21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2pt" fo:font-style="italic" style:font-size-asian="10.5pt" style:font-style-asian="italic" style:font-size-complex="12pt" style:font-style-complex="italic"/>
    </style:style>
    <style:style style:name="T6" style:family="text">
      <style:text-properties fo:font-size="12pt" style:font-size-asian="10.5pt" style:font-size-complex="12pt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>
        <form:form form:name="f" form:apply-filter="true" form:control-implementation="ooo:com.sun.star.form.component.Form" office:target-frame="" xlink:href="https://www.google.com/search" xlink:type="simple">
          <form:properties>
            <form:property form:property-name="PropertyChangeNotificationEnabled" office:value-type="boolean" office:boolean-value="true"/>
          </form:properties>
        </form:form>
        <form:form form:name="f" form:apply-filter="true" form:control-implementation="ooo:com.sun.star.form.component.Form" office:target-frame="" xlink:href="https://www.google.com/searc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- <text:s/>Universal Package Manager <text:s/>-</text:p>
      <text:p text:style-name="P4"/>
      <text:p text:style-name="P4"/>
      <text:p text:style-name="P5">Installation</text:p>
      <text:p text:style-name="P7">To install UPM simply go to the Github<text:note text:id="ftn3" text:note-class="footnote"><text:note-citation>1</text:note-citation><text:note-body><text:p text:style-name="P2"><text:span text:style-name="T3">Github repository: </text:span><text:a xlink:type="simple" xlink:href="https://github.com/itzCozi/Version-Control-Project" text:style-name="Internet_20_link" text:visited-style-name="Visited_20_Internet_20_Link"><text:span text:style-name="T3">repository</text:span></text:a></text:p></text:note-body></text:note> then click releases<text:note text:id="ftn0" text:note-class="footnote"><text:note-citation>2</text:note-citation><text:note-body><text:p text:style-name="P1"><text:span text:style-name="T2">Github releases: </text:span><text:a xlink:type="simple" xlink:href="https://github.com/itzCozi/Version-Control-Project/releases" text:style-name="Internet_20_link" text:visited-style-name="Visited_20_Internet_20_Link"><text:span text:style-name="T2">releases</text:span></text:a></text:p></text:note-body></text:note> click on the first blue link you see and extract the downloaded file. Then, open the `.py` file inside and double-click it.</text:p>
      <text:p text:style-name="P7"/>
      <text:p text:style-name="P7"/>
      <text:p text:style-name="P6">Usage</text:p>
      <text:p text:style-name="P9">Once UPM is installed you can utilize it through the command-prompt<text:note text:id="ftn2" text:note-class="footnote"><text:note-citation>3</text:note-citation><text:note-body><text:p text:style-name="P2"><text:span text:style-name="T3">Command-Line: </text:span><text:a xlink:type="simple" xlink:href="https://en.wikipedia.org/wiki/Command-line_interface" text:style-name="Internet_20_link" text:visited-style-name="Visited_20_Internet_20_Link"><text:span text:style-name="T3">Command-line interface</text:span></text:a></text:p></text:note-body></text:note> First, right click wherever you have the `UPM.py` file and click `Open terminal here` to open the command-prompt. Then, you can pass arguments to it like `upm about` to show the current version and also `upm init` to create a new repository in the current folder.</text:p>
      <text:p text:style-name="P9"/>
      <text:p text:style-name="P6">Commands</text:p>
      <text:list text:style-name="L1">
        <text:list-item>
          <text:p text:style-name="P10"><text:span text:style-name="T4">init</text:span>: Creates new repository in current working directory.</text:p>
        </text:list-item>
        <text:list-item>
          <text:p text:style-name="P10"><text:span text:style-name="T4">Track(file)</text:span>: Starts tracking changes in given file.</text:p>
        </text:list-item>
        <text:list-item>
          <text:p text:style-name="P10"><text:span text:style-name="T4">commit(dir, message)</text:span>: Creates a new folder with a copy of every file in the given directory.</text:p>
        </text:list-item>
        <text:list-item>
          <text:p text:style-name="P8"><text:span text:style-name="T5">update(file)</text:span><text:span text:style-name="T6">: Updates the repository's save of the file if it’s tracked</text:span></text:p>
        </text:list-item>
      </text:list>
      <text:p text:style-name="P7"><text:span text:style-name="T6"/></text:p>
      <text:p text:style-name="P7"><text:span text:style-name="T6"/></text:p>
      <text:p text:style-name="P5">Scoop</text:p>
      <text:p text:style-name="P7"><text:span text:style-name="T6">Scoop</text:span><text:span text:style-name="T6"><text:note text:id="ftn1" text:note-class="footnote"><text:note-citation>4</text:note-citation><text:note-body><text:p text:style-name="P2"><text:span text:style-name="T3">Scoop website: </text:span><text:a xlink:type="simple" xlink:href="https://scoop.sh/" text:style-name="Internet_20_link" text:visited-style-name="Visited_20_Internet_20_Link"><text:span text:style-name="T3">scoop</text:span></text:a></text:p></text:note-body></text:note></text:span><text:span text:style-name="T6"> is a command line installer that acts as a package manger too, The reason its a requirement is because its how I learned how to make console apps. I cant find another way to do it so this method is here to stay, Though you could go through and remove the code that uses scoop itself- if you were so inclined.</text:span></text:p>
      <text:p text:style-name="P7"><text:span text:style-name="T6"/></text:p>
      <text:p text:style-name="P7"><text:span text:style-name="T6"/></text:p>
      <text:p text:style-name="P5">Development</text:p>
      <text:p text:style-name="P9">UMP will probably always be under development or at least constant patches, I do this because I believe if people use something of mine I should at least keep it nice kind of like cleaning your room before you have people over. I am willing and open to contributions though I follow a specific code style and would like others to tag along, I promote readability and a mix of object oriented programming and functional programming. I like to use classes as a way to store variables or functions that do similar things and call to them from functions then use those functions in driver code at the bottom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 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6T17:04:10.547000000</meta:creation-date>
    <dc:date>2023-04-06T17:46:00.613000000</dc:date>
    <meta:editing-duration>PT41M50S</meta:editing-duration>
    <meta:editing-cycles>1</meta:editing-cycles>
    <meta:document-statistic meta:table-count="0" meta:image-count="0" meta:object-count="0" meta:page-count="1" meta:paragraph-count="18" meta:word-count="329" meta:character-count="1893" meta:non-whitespace-character-count="1584"/>
    <meta:generator>LibreOffice/7.5.2.2$Windows_X86_64 LibreOffice_project/53bb9681a964705cf672590721dbc85eb4d0c3a2</meta:generator>
  </office:meta>
</office:document-meta>
</file>